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c0000" fo:font-size="16pt" officeooo:rsid="000d2505" officeooo:paragraph-rsid="000d2505" fo:background-color="#ffffff" style:font-size-asian="14pt" style:font-size-complex="16pt"/>
    </style:style>
    <style:style style:name="P2" style:family="paragraph" style:parent-style-name="Standard">
      <style:text-properties fo:color="#cc0000" fo:font-size="18pt" officeooo:rsid="000d2505" officeooo:paragraph-rsid="000d2505" fo:background-color="#ffffff" style:font-size-asian="18pt" style:font-size-complex="18pt"/>
    </style:style>
    <style:style style:name="P3" style:family="paragraph" style:parent-style-name="Standard">
      <style:text-properties fo:color="#cc0000" fo:font-size="18pt" officeooo:rsid="000de844" officeooo:paragraph-rsid="000de844" fo:background-color="#ffffff" style:font-size-asian="15.75pt" style:font-size-complex="18pt"/>
    </style:style>
    <style:style style:name="P4" style:family="paragraph" style:parent-style-name="Standard">
      <style:text-properties fo:color="#cc0000" officeooo:rsid="00135974" officeooo:paragraph-rsid="00135974"/>
    </style:style>
    <style:style style:name="P5" style:family="paragraph" style:parent-style-name="Standard">
      <style:text-properties fo:color="#000000" fo:font-size="16pt" officeooo:rsid="000d2505" officeooo:paragraph-rsid="000d2505" fo:background-color="#ffffff" style:font-size-asian="14pt" style:font-size-complex="16pt"/>
    </style:style>
    <style:style style:name="P6" style:family="paragraph" style:parent-style-name="Standard">
      <style:text-properties fo:color="#000000" fo:font-size="16pt" officeooo:rsid="001025c4" officeooo:paragraph-rsid="001025c4" fo:background-color="#ffffff" style:font-size-asian="14pt" style:font-size-complex="16pt"/>
    </style:style>
    <style:style style:name="P7" style:family="paragraph" style:parent-style-name="Standard">
      <style:text-properties fo:color="#000000" fo:font-size="16pt" officeooo:rsid="0016492f" officeooo:paragraph-rsid="0016492f" fo:background-color="#ffffff" style:font-size-asian="14pt" style:font-size-complex="16pt"/>
    </style:style>
    <style:style style:name="P8" style:family="paragraph" style:parent-style-name="Standard">
      <style:text-properties fo:color="#000000" fo:font-size="16pt" officeooo:rsid="001aa09b" officeooo:paragraph-rsid="001aa09b" fo:background-color="#ffffff" style:font-size-asian="14pt" style:font-size-complex="16pt"/>
    </style:style>
    <style:style style:name="P9" style:family="paragraph" style:parent-style-name="Standard">
      <style:text-properties fo:color="#000000" fo:font-size="16pt" officeooo:rsid="001c70b1" officeooo:paragraph-rsid="001c70b1" fo:background-color="#ffffff" style:font-size-asian="14pt" style:font-size-complex="16pt"/>
    </style:style>
    <style:style style:name="P10" style:family="paragraph" style:parent-style-name="Standard">
      <style:text-properties fo:color="#000000" fo:font-size="16pt" officeooo:rsid="001aa09b" officeooo:paragraph-rsid="001aa09b" fo:background-color="#ffffff" style:font-size-asian="16pt" style:font-size-complex="16pt"/>
    </style:style>
    <style:style style:name="P11" style:family="paragraph" style:parent-style-name="Standard">
      <style:text-properties fo:color="#000000" fo:font-size="16pt" officeooo:rsid="001aa09b" officeooo:paragraph-rsid="001aa09b" style:font-size-asian="16pt" style:font-size-complex="16pt"/>
    </style:style>
    <style:style style:name="P12" style:family="paragraph" style:parent-style-name="Standard">
      <style:text-properties fo:color="#000000" officeooo:rsid="00135974" officeooo:paragraph-rsid="00135974"/>
    </style:style>
    <style:style style:name="P13" style:family="paragraph" style:parent-style-name="Standard">
      <style:text-properties fo:color="#000000" style:font-name="serif" fo:font-size="16pt" style:font-size-asian="16pt" style:font-size-complex="16pt"/>
    </style:style>
    <style:style style:name="P14" style:family="paragraph" style:parent-style-name="Standard">
      <style:text-properties fo:color="#000000" style:font-name="serif" fo:font-size="16pt" officeooo:paragraph-rsid="001dfb53" style:font-size-asian="16pt" style:font-size-complex="16pt"/>
    </style:style>
    <style:style style:name="P15" style:family="paragraph" style:parent-style-name="Standard">
      <style:text-properties fo:color="#000000" officeooo:paragraph-rsid="001dfb53"/>
    </style:style>
    <style:style style:name="P16" style:family="paragraph" style:parent-style-name="Standard">
      <style:text-properties officeooo:paragraph-rsid="00135974"/>
    </style:style>
    <style:style style:name="P17" style:family="paragraph" style:parent-style-name="Standard">
      <style:text-properties officeooo:paragraph-rsid="001aa09b"/>
    </style:style>
    <style:style style:name="P18" style:family="paragraph" style:parent-style-name="Standard">
      <style:text-properties officeooo:paragraph-rsid="001dfb53"/>
    </style:style>
    <style:style style:name="P19" style:family="paragraph" style:parent-style-name="Standard">
      <style:paragraph-properties fo:break-before="page"/>
      <style:text-properties fo:color="#000000" fo:font-size="16pt" officeooo:rsid="000d2505" officeooo:paragraph-rsid="000d2505" fo:background-color="#ffffff" style:font-size-asian="14pt" style:font-size-complex="16pt"/>
    </style:style>
    <style:style style:name="P20" style:family="paragraph" style:parent-style-name="Text_20_body">
      <style:text-properties fo:color="#cc0000" fo:font-size="16pt" officeooo:rsid="001aa09b" style:font-size-asian="16pt" style:font-size-complex="16pt"/>
    </style:style>
    <style:style style:name="P21" style:family="paragraph" style:parent-style-name="Text_20_body">
      <style:text-properties fo:color="#cc0000" officeooo:paragraph-rsid="001f9410"/>
    </style:style>
    <style:style style:name="P22" style:family="paragraph" style:parent-style-name="Text_20_body">
      <style:text-properties fo:color="#000000" officeooo:rsid="001aa09b" officeooo:paragraph-rsid="001aa09b"/>
    </style:style>
    <style:style style:name="P23" style:family="paragraph" style:parent-style-name="Text_20_body">
      <style:text-properties fo:color="#000000" fo:font-size="16pt" officeooo:rsid="001aa09b" officeooo:paragraph-rsid="001aa09b" fo:background-color="#ffffff" style:font-size-asian="14pt" style:font-size-complex="16pt"/>
    </style:style>
    <style:style style:name="P24" style:family="paragraph" style:parent-style-name="Text_20_body">
      <style:text-properties fo:color="#000000" fo:font-size="16pt" officeooo:rsid="001c70b1" officeooo:paragraph-rsid="001c70b1" fo:background-color="#ffffff" style:font-size-asian="16pt" style:font-size-complex="16pt"/>
    </style:style>
    <style:style style:name="P25" style:family="paragraph" style:parent-style-name="Text_20_body" style:list-style-name="L2">
      <style:text-properties fo:font-size="16pt" style:font-size-asian="16pt" style:font-size-complex="16pt"/>
    </style:style>
    <style:style style:name="P26" style:family="paragraph" style:parent-style-name="Text_20_body" style:list-style-name="L9">
      <style:text-properties fo:font-size="16pt" style:font-size-asian="16pt" style:font-size-complex="16pt"/>
    </style:style>
    <style:style style:name="P27" style:family="paragraph" style:parent-style-name="Text_20_body">
      <style:text-properties fo:font-size="16pt" fo:background-color="#ffffff" style:font-size-asian="16pt" style:font-size-complex="16pt"/>
    </style:style>
    <style:style style:name="P28" style:family="paragraph" style:parent-style-name="Text_20_body">
      <style:text-properties fo:font-size="16pt" officeooo:paragraph-rsid="001aa09b" fo:background-color="#ffffff" style:font-size-asian="14pt" style:font-size-complex="16pt"/>
    </style:style>
    <style:style style:name="P29" style:family="paragraph" style:parent-style-name="Text_20_body">
      <style:text-properties officeooo:paragraph-rsid="001f9410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fo:font-size="16pt" officeooo:rsid="0014f40e" officeooo:paragraph-rsid="0014f40e" style:font-size-asian="16pt" style:font-size-complex="16pt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fo:font-size="16pt" officeooo:rsid="0014f40e" officeooo:paragraph-rsid="0016492f" style:font-size-asian="16pt" style:font-size-complex="16pt"/>
    </style:style>
    <style:style style:name="P32" style:family="paragraph" style:parent-style-name="Text_20_body">
      <style:paragraph-properties fo:margin-top="0cm" fo:margin-bottom="0cm" loext:contextual-spacing="false"/>
      <style:text-properties fo:font-size="16pt" officeooo:rsid="0016492f" officeooo:paragraph-rsid="0016492f" style:font-size-asian="16pt" style:font-size-complex="16pt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font-size="16pt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loext:contextual-spacing="false"/>
      <style:text-properties fo:font-size="16pt" style:font-size-asian="16pt" style:font-size-complex="16pt"/>
    </style:style>
    <style:style style:name="P35" style:family="paragraph" style:parent-style-name="Text_20_body">
      <style:paragraph-properties fo:margin-top="0cm" fo:margin-bottom="0cm" loext:contextual-spacing="false"/>
      <style:text-properties fo:color="#cc0000" fo:font-size="16pt" officeooo:rsid="001aa09b" officeooo:paragraph-rsid="001aa09b" style:font-size-asian="16pt" style:font-size-complex="16pt"/>
    </style:style>
    <style:style style:name="P36" style:family="paragraph" style:parent-style-name="Text_20_body">
      <style:paragraph-properties fo:margin-top="0cm" fo:margin-bottom="0cm" loext:contextual-spacing="false"/>
      <style:text-properties fo:color="#cc0000" fo:font-size="16pt" officeooo:rsid="001dfb53" officeooo:paragraph-rsid="001dfb53" style:font-size-asian="16pt" style:font-size-complex="16pt"/>
    </style:style>
    <style:style style:name="P37" style:family="paragraph" style:parent-style-name="Text_20_body">
      <style:paragraph-properties fo:margin-top="0cm" fo:margin-bottom="0cm" loext:contextual-spacing="false"/>
      <style:text-properties fo:color="#000000" fo:font-size="16pt" officeooo:rsid="0016492f" officeooo:paragraph-rsid="0016492f" style:font-size-asian="16pt" style:font-size-complex="16pt"/>
    </style:style>
    <style:style style:name="P38" style:family="paragraph" style:parent-style-name="Text_20_body" style:list-style-name="L6">
      <style:paragraph-properties fo:margin-top="0cm" fo:margin-bottom="0cm" loext:contextual-spacing="false"/>
      <style:text-properties fo:color="#000000" fo:font-size="16pt" officeooo:paragraph-rsid="001dfb53" style:font-size-asian="16pt" style:font-size-complex="16pt"/>
    </style:style>
    <style:style style:name="P39" style:family="paragraph" style:parent-style-name="Text_20_body">
      <style:paragraph-properties fo:margin-top="0cm" fo:margin-bottom="0cm" loext:contextual-spacing="false"/>
      <style:text-properties fo:color="#000000" fo:font-size="16pt" officeooo:paragraph-rsid="001dfb53" style:font-size-asian="16pt" style:font-size-complex="16pt"/>
    </style:style>
    <style:style style:name="P40" style:family="paragraph" style:parent-style-name="Text_20_body">
      <style:paragraph-properties fo:margin-top="0cm" fo:margin-bottom="0cm" loext:contextual-spacing="false"/>
      <style:text-properties fo:color="#000000" fo:font-size="16pt" officeooo:rsid="0020c8a0" officeooo:paragraph-rsid="0020c8a0" style:font-size-asian="16pt" style:font-size-complex="16pt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fo:color="#000000" fo:font-size="16pt" officeooo:rsid="0021ed73" officeooo:paragraph-rsid="0021ed73" style:font-size-asian="16pt" style:font-size-complex="16pt"/>
    </style:style>
    <style:style style:name="P42" style:family="paragraph" style:parent-style-name="Text_20_body">
      <style:paragraph-properties fo:margin-top="0cm" fo:margin-bottom="0cm" loext:contextual-spacing="false"/>
      <style:text-properties fo:color="#000000" fo:font-size="16pt" officeooo:rsid="0021ed73" officeooo:paragraph-rsid="0021ed73" style:font-size-asian="16pt" style:font-size-complex="16pt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fo:color="#000000" fo:font-size="16pt" officeooo:paragraph-rsid="0021ed73" style:font-size-asian="16pt" style:font-size-complex="16pt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color="#000000" fo:font-size="16pt" officeooo:paragraph-rsid="00225e41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loext:contextual-spacing="false"/>
      <style:text-properties fo:color="#000000" fo:font-size="16pt" officeooo:rsid="0023a1e8" officeooo:paragraph-rsid="0023a1e8" style:font-size-asian="16pt" style:font-size-complex="16pt"/>
    </style:style>
    <style:style style:name="P46" style:family="paragraph" style:parent-style-name="Text_20_body">
      <style:paragraph-properties fo:margin-top="0cm" fo:margin-bottom="0cm" loext:contextual-spacing="false"/>
      <style:text-properties fo:color="#000000" fo:font-size="16pt" officeooo:rsid="001c70b1" officeooo:paragraph-rsid="001dfb53" fo:background-color="#ffffff" style:font-size-asian="16pt" style:font-size-complex="16pt"/>
    </style:style>
    <style:style style:name="P47" style:family="paragraph" style:parent-style-name="Text_20_body" style:list-style-name="L6">
      <style:paragraph-properties fo:margin-top="0cm" fo:margin-bottom="0cm" loext:contextual-spacing="false"/>
      <style:text-properties fo:color="#000000" fo:font-size="16pt" officeooo:rsid="001c70b1" officeooo:paragraph-rsid="001dfb53" fo:background-color="#ffffff" style:font-size-asian="16pt" style:font-size-complex="16pt"/>
    </style:style>
    <style:style style:name="P48" style:family="paragraph" style:parent-style-name="Text_20_body">
      <style:paragraph-properties fo:margin-top="0cm" fo:margin-bottom="0cm" loext:contextual-spacing="false"/>
      <style:text-properties fo:color="#000000" fo:font-size="16pt" officeooo:rsid="0021ed73" officeooo:paragraph-rsid="0021ed73" fo:background-color="#ffffff" style:font-size-asian="16pt" style:font-size-complex="16pt"/>
    </style:style>
    <style:style style:name="P49" style:family="paragraph" style:parent-style-name="Text_20_body">
      <style:paragraph-properties fo:margin-top="0cm" fo:margin-bottom="0cm" loext:contextual-spacing="false"/>
      <style:text-properties fo:color="#000000" fo:font-size="16pt" officeooo:rsid="0016492f" officeooo:paragraph-rsid="00225e41" fo:background-color="#ffffff" style:font-size-asian="16pt" style:font-size-complex="16pt"/>
    </style:style>
    <style:style style:name="P50" style:family="paragraph" style:parent-style-name="Text_20_body">
      <style:paragraph-properties fo:margin-top="0cm" fo:margin-bottom="0cm" loext:contextual-spacing="false"/>
      <style:text-properties fo:color="#000000" fo:font-size="16pt" officeooo:rsid="0023a1e8" officeooo:paragraph-rsid="0023a1e8" fo:background-color="#ffffff" style:font-size-asian="16pt" style:font-size-complex="16pt"/>
    </style:style>
    <style:style style:name="P51" style:family="paragraph" style:parent-style-name="Text_20_body">
      <style:paragraph-properties fo:margin-top="0cm" fo:margin-bottom="0cm" loext:contextual-spacing="false"/>
      <style:text-properties officeooo:paragraph-rsid="001dfb53"/>
    </style:style>
    <style:style style:name="P52" style:family="paragraph" style:parent-style-name="Heading_20_3">
      <style:paragraph-properties fo:margin-top="0cm" fo:margin-bottom="0cm" loext:contextual-spacing="false"/>
      <style:text-properties officeooo:paragraph-rsid="001aa09b"/>
    </style:style>
    <style:style style:name="T1" style:family="text">
      <style:text-properties fo:color="#000000"/>
    </style:style>
    <style:style style:name="T2" style:family="text">
      <style:text-properties fo:color="#000000" fo:font-size="16pt" officeooo:rsid="000de844" fo:background-color="#ffffff" loext:char-shading-value="0" style:font-size-asian="14pt" style:font-size-complex="16pt"/>
    </style:style>
    <style:style style:name="T3" style:family="text">
      <style:text-properties fo:color="#000000" fo:font-size="16pt" officeooo:rsid="00117c31" fo:background-color="#ffffff" loext:char-shading-value="0" style:font-size-asian="14pt" style:font-size-complex="16pt"/>
    </style:style>
    <style:style style:name="T4" style:family="text">
      <style:text-properties fo:color="#000000" fo:font-size="16pt" officeooo:rsid="001aa09b" fo:background-color="#ffffff" loext:char-shading-value="0" style:font-size-asian="14pt" style:font-size-complex="16pt"/>
    </style:style>
    <style:style style:name="T5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fo:font-size="16pt" fo:font-weight="normal" officeooo:rsid="0020c8a0" style:font-size-asian="16pt" style:font-weight-asian="normal" style:font-size-complex="16pt" style:font-weight-complex="normal"/>
    </style:style>
    <style:style style:name="T7" style:family="text">
      <style:text-properties fo:color="#000000" officeooo:rsid="001c70b1" fo:background-color="#ffffff"/>
    </style:style>
    <style:style style:name="T8" style:family="text">
      <style:text-properties fo:color="#000000" officeooo:rsid="00225e41" fo:background-color="#ffffff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1bf94" style:font-size-asian="16pt" style:font-size-complex="16pt"/>
    </style:style>
    <style:style style:name="T11" style:family="text">
      <style:text-properties fo:font-size="16pt" officeooo:rsid="001493a6" style:font-size-asian="16pt" style:font-size-complex="16pt"/>
    </style:style>
    <style:style style:name="T12" style:family="text">
      <style:text-properties fo:font-size="16pt" officeooo:rsid="0014f40e" style:font-size-asian="16pt" style:font-size-complex="16pt"/>
    </style:style>
    <style:style style:name="T13" style:family="text">
      <style:text-properties fo:font-size="16pt" officeooo:rsid="001dfb53" style:font-size-asian="16pt" style:font-size-complex="16pt"/>
    </style:style>
    <style:style style:name="T14" style:family="text">
      <style:text-properties fo:font-size="16pt" officeooo:rsid="001f9410" fo:background-color="#ffffff" loext:char-shading-value="0" style:font-size-asian="16pt" style:font-size-complex="16pt"/>
    </style:style>
    <style:style style:name="T15" style:family="text">
      <style:text-properties fo:font-size="16pt" officeooo:rsid="00225e41" fo:background-color="#ffffff" loext:char-shading-value="0" style:font-size-asian="16pt" style:font-size-complex="16pt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officeooo:rsid="00135974"/>
    </style:style>
    <style:style style:name="T18" style:family="text">
      <style:text-properties fo:color="#cc0000"/>
    </style:style>
    <style:style style:name="T19" style:family="text">
      <style:text-properties fo:color="#cc0000" fo:font-size="16pt" officeooo:rsid="00135974" style:font-size-asian="16pt" style:font-size-complex="16pt"/>
    </style:style>
    <style:style style:name="T20" style:family="text">
      <style:text-properties fo:color="#cc0000" fo:font-size="16pt" officeooo:rsid="001aa09b" style:font-size-asian="16pt" style:font-size-complex="16pt"/>
    </style:style>
    <style:style style:name="T21" style:family="text">
      <style:text-properties fo:color="#cc0000" fo:font-size="16pt" officeooo:rsid="001dfb53" style:font-size-asian="16pt" style:font-size-complex="16pt"/>
    </style:style>
    <style:style style:name="T22" style:family="text">
      <style:text-properties fo:color="#cc0000" fo:font-size="16pt" officeooo:rsid="0023a1e8" style:font-size-asian="16pt" style:font-size-complex="16pt"/>
    </style:style>
    <style:style style:name="T23" style:family="text">
      <style:text-properties fo:color="#cc0000" fo:font-size="16pt" officeooo:rsid="001dfb53" fo:background-color="#ffffff" loext:char-shading-value="0" style:font-size-asian="16pt" style:font-size-complex="16pt"/>
    </style:style>
    <style:style style:name="T24" style:family="text">
      <style:text-properties fo:color="#cc0000" officeooo:rsid="0016492f"/>
    </style:style>
    <style:style style:name="T25" style:family="text">
      <style:text-properties fo:color="#cc0000" officeooo:rsid="001dfb53"/>
    </style:style>
    <style:style style:name="T26" style:family="text">
      <style:text-properties fo:color="#cc0000" officeooo:rsid="001aa09b"/>
    </style:style>
    <style:style style:name="T27" style:family="text">
      <style:text-properties fo:color="#cc0000" officeooo:rsid="0023a1e8"/>
    </style:style>
    <style:style style:name="T28" style:family="text">
      <style:text-properties fo:background-color="#ffffff" loext:char-shading-value="0"/>
    </style:style>
    <style:style style:name="T29" style:family="text">
      <style:text-properties officeooo:rsid="001dfb53" fo:background-color="#ffffff" loext:char-shading-value="0"/>
    </style:style>
    <style:style style:name="T30" style:family="text">
      <style:text-properties officeooo:rsid="0021ed73" fo:background-color="#ffffff" loext:char-shading-value="0"/>
    </style:style>
    <style:style style:name="T31" style:family="text">
      <style:text-properties officeooo:rsid="001f9410" fo:background-color="#ffffff" loext:char-shading-value="0"/>
    </style:style>
    <style:style style:name="T32" style:family="text">
      <style:text-properties officeooo:rsid="001c70b1"/>
    </style:style>
    <style:style style:name="T33" style:family="text">
      <style:text-properties officeooo:rsid="001dfb53"/>
    </style:style>
    <style:style style:name="T34" style:family="text">
      <style:text-properties officeooo:rsid="001f9410"/>
    </style:style>
    <style:style style:name="T35" style:family="text">
      <style:text-properties officeooo:rsid="0020c8a0"/>
    </style:style>
    <style:style style:name="T36" style:family="text">
      <style:text-properties officeooo:rsid="00225e41"/>
    </style:style>
    <style:style style:name="T37" style:family="text">
      <style:text-properties officeooo:rsid="0023a1e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mmaire </text:p>
      <text:p text:style-name="P1"/>
      <text:p text:style-name="P1"/>
      <text:p text:style-name="P5">1. Introduction</text:p>
      <text:p text:style-name="P5"/>
      <text:p text:style-name="P9">2. Remerciement</text:p>
      <text:p text:style-name="P5"/>
      <text:p text:style-name="P8"><text:span text:style-name="T32">3</text:span>. Préparation au stage</text:p>
      <text:p text:style-name="P8"/>
      <text:p text:style-name="P6"><text:span text:style-name="T32">4</text:span>. <text:span text:style-name="T17">Expression des besoins</text:span></text:p>
      <text:p text:style-name="P7"/>
      <text:p text:style-name="P8"><text:span text:style-name="T36">5</text:span>. Livrable</text:p>
      <text:p text:style-name="P8"/>
      <text:p text:style-name="P23"><text:span text:style-name="T36">6. </text:span>Entreprise</text:p>
      <text:p text:style-name="P28"><text:span text:style-name="T7"><text:tab/></text:span><text:span text:style-name="T8">6</text:span><text:span text:style-name="T7">.1. Résumé de l’entreprise</text:span></text:p>
      <text:p text:style-name="P28"><text:span text:style-name="T7"/></text:p>
      <text:p text:style-name="P27"><text:span text:style-name="T36">7. </text:span><text:span text:style-name="T1">Liste des compétences du référentiel qui sont couvertes par le projet</text:span></text:p>
      <text:p text:style-name="P27"><text:span text:style-name="T1"/></text:p>
      <text:p text:style-name="P24"><text:span text:style-name="T36">8</text:span>. Rendu d’expérience du stage</text:p>
      <text:list xml:id="list2765049147098655983" text:style-name="L6">
        <text:list-header>
          <text:p text:style-name="P38"><text:span text:style-name="T36">8.1. </text:span>Compétences acquises, technologies utilisées, savoir-faire et savoir-être </text:p>
          <text:p text:style-name="P38"><text:span text:style-name="T36">8.2. </text:span>Problèmes rencontrés et solutions </text:p>
          <text:p text:style-name="P38"/>
        </text:list-header>
      </text:list>
      <text:p text:style-name="P29"><text:span text:style-name="T15">9</text:span><text:span text:style-name="T14">. Un peu d’anglais </text:span></text:p>
      <text:list xml:id="list6174578328198927999" text:style-name="L9">
        <text:list-header>
          <text:p text:style-name="P34"><text:span text:style-name="T36">9.1. </text:span>Extrait du site</text:p>
          <text:p text:style-name="P26"><text:span text:style-name="T36">9.2. </text:span>Traduction de l'extrait</text:p>
        </text:list-header>
      </text:list>
      <text:p text:style-name="P27"/>
      <text:p text:style-name="P10"/>
      <text:p text:style-name="P19"/>
      <text:p text:style-name="P3">1. Introduction</text:p>
      <text:p text:style-name="P3"/>
      <text:p text:style-name="P17"><text:span text:style-name="T2">Dans le cadre de ma formation de développement d’application web / mobile à Saint Gaudens en Occitanie, je souhaite réaliser mon stage qui soit en adéquation avec mon projet professionnel. </text:span><text:span text:style-name="T3">Ce stage sera effectuer au sein de l’entreprise Com3Elles, </text:span><text:span text:style-name="T4">a compter du 10 décembre 2018 au 22 février 2019</text:span><text:span text:style-name="T3">. </text:span><text:span text:style-name="T9">Le but du stage est de </text:span><text:span text:style-name="T10">réaliser diverses amélioration dans différents plugin</text:span><text:span text:style-name="T9">. </text:span></text:p>
      <text:p text:style-name="P16"><text:span text:style-name="T19"/></text:p>
      <text:p text:style-name="P16"><text:span text:style-name="T19"/></text:p>
      <text:p text:style-name="P18"><text:span text:style-name="T20">2. </text:span><text:span text:style-name="T21">Remerciements</text:span></text:p>
      <text:p text:style-name="P18"><text:span text:style-name="T21"/></text:p>
      <text:p text:style-name="P14"><text:span text:style-name="T33">Je tiens tout particulièrement à remercier mes maîtres de stage (nom du tuteur de stage) </text:span>pour l’accueil chaleureux. </text:p>
      <text:p text:style-name="P13">Je remercie également <text:span text:style-name="T34">(nom des autres salariés)</text:span> pour leur soutient techniqu<text:span text:style-name="T35">e. </text:span><text:s/></text:p>
      <text:p text:style-name="P15"><text:span text:style-name="T13"/></text:p>
      <text:p text:style-name="P18"><text:span text:style-name="T21">3. </text:span><text:span text:style-name="T20">Préparation au stage</text:span></text:p>
      <text:p text:style-name="P17"><text:span text:style-name="T20"/></text:p>
      <text:p text:style-name="P22"><text:span text:style-name="T10">Rédiger une note détaillant le plus possible sujet de stage, mis en parallèle avec les compétences du référentiel. </text:span></text:p>
      <text:list xml:id="list8880632222808666495" text:style-name="L2">
        <text:list-item>
          <text:p text:style-name="P33">Présenter une ébauche de sommaire pour le rapport de stage. </text:p>
        </text:list-item>
        <text:list-item>
          <text:p text:style-name="P33">Dresser la liste des livrables. </text:p>
        </text:list-item>
        <text:list-item>
          <text:p text:style-name="P25">Potasser les technos qui seront utilisées pendant le stage. </text:p>
        </text:list-item>
      </text:list>
      <text:p text:style-name="P11"/>
      <text:p text:style-name="P17"><text:span text:style-name="T20"/></text:p>
      <text:p text:style-name="P16"><text:span text:style-name="T21">4</text:span><text:span text:style-name="T19">. Expression des besoins</text:span></text:p>
      <text:p text:style-name="P4"><text:span text:style-name="T9"/></text:p>
      <text:p text:style-name="P12"><text:span text:style-name="T9">L</text:span><text:span text:style-name="T11">es </text:span><text:span text:style-name="T12">besoins exprimés sont</text:span></text:p>
      <text:list xml:id="list7027741946734203822" text:style-name="L1">
        <text:list-item>
          <text:p text:style-name="P30">La prise en charges des contenus sur le serveur (mp3 et vidéos)</text:p>
        </text:list-item>
        <text:list-item>
          <text:p text:style-name="P30">Prise en charge des miniatures avec des ouvertures en <text:s/>popup des contenus</text:p>
        </text:list-item>
        <text:list-item>
          <text:p text:style-name="P31">Gestion des playlist</text:p>
          <text:p text:style-name="P31"><text:span text:style-name="T24"/></text:p>
        </text:list-item>
      </text:list>
      <text:p text:style-name="P37"><text:soft-page-break/></text:p>
      <text:p text:style-name="P32"><text:span text:style-name="T25">5</text:span><text:span text:style-name="T18">.</text:span><text:span text:style-name="T26"> Livrable</text:span></text:p>
      <text:p text:style-name="P35"/>
      <text:h text:style-name="P52" text:outline-level="3"><text:span text:style-name="T6">Le code source documenté,</text:span><text:bookmark text:name="user-content-le-dossier-de-tests-unitaires"/><text:span text:style-name="T6"> </text:span><text:span text:style-name="T5">le dossier de tests unitaires</text:span><text:bookmark text:name="user-content-les-composants-serveurs-opérationnels"/><text:span text:style-name="T5">, les composants serveurs opérationnels </text:span><text:span text:style-name="T6">ainsi que </text:span><text:span text:style-name="T16">les scripts de génération des jeux d’essai</text:span></text:h>
      <text:p text:style-name="P20"/>
      <text:p text:style-name="P36"><text:span text:style-name="T37">6</text:span>. Entreprise</text:p>
      <text:p text:style-name="P36"/>
      <text:p text:style-name="P40">Environnement de stage, comment se passe le déroulement du projet</text:p>
      <text:p text:style-name="P40"/>
      <text:p text:style-name="P36"><text:tab/><text:span text:style-name="T37">6</text:span>.1. Résumé de l’entrepise</text:p>
      <text:p text:style-name="P36"/>
      <text:p text:style-name="P40">Nom, nombre d’employer, méthode de travail, lieu</text:p>
      <text:p text:style-name="P40"/>
      <text:p text:style-name="P36"/>
      <text:p text:style-name="P51"><text:span text:style-name="T22">7</text:span><text:span text:style-name="T21">. </text:span><text:span text:style-name="T23">Liste des compétences du référentiel qui sont couvertes par le projet</text:span></text:p>
      <text:p text:style-name="P39"><text:span text:style-name="T29"/></text:p>
      <text:p text:style-name="P42"><text:span text:style-name="T29">P</text:span><text:span text:style-name="T28">artie Front-End</text:span></text:p>
      <text:list xml:id="list53123217343784" text:continue-numbering="true" text:style-name="L1">
        <text:list-item>
          <text:p text:style-name="P41"><text:span text:style-name="T29">M</text:span><text:span text:style-name="T28">aquetter une application</text:span></text:p>
        </text:list-item>
        <text:list-item>
          <text:p text:style-name="P43"><text:span text:style-name="T30">Réaliser une interface utilisateur web statique et adaptable</text:span></text:p>
        </text:list-item>
        <text:list-item>
          <text:p text:style-name="P43"><text:span text:style-name="T30">Développer une interface utilisateur web et dynamique</text:span></text:p>
        </text:list-item>
      </text:list>
      <text:p text:style-name="P42"><text:span text:style-name="T30">P</text:span><text:span text:style-name="T28">artie Back-End</text:span></text:p>
      <text:list xml:id="list53125100324763" text:continue-numbering="true" text:style-name="L1">
        <text:list-item>
          <text:p text:style-name="P44"><text:span text:style-name="T30">Développer la partie back-end d’une application web ou web mobile</text:span></text:p>
        </text:list-item>
        <text:list-item>
          <text:p text:style-name="P44"><text:span text:style-name="T30">Elaborer et mettre en œuvre des composants dans une application de gestion de contenu ou e-commerce</text:span></text:p>
        </text:list-item>
      </text:list>
      <text:p text:style-name="P39"><text:span text:style-name="T29"/></text:p>
      <text:p text:style-name="P51"><text:span text:style-name="T23"/></text:p>
      <text:p text:style-name="P46"><text:span text:style-name="T27">8</text:span><text:span text:style-name="T25">. Rendu d’expérience du stage</text:span></text:p>
      <text:p text:style-name="P46"/>
      <text:p text:style-name="P48"><text:span text:style-name="T33">P</text:span>oint de vu global, chose positive / négative, conclusion avec justification des réponses</text:p>
      <text:p text:style-name="P46"><text:span text:style-name="T23"/></text:p>
      <text:list xml:id="list53125209438447" text:continue-list="list2765049147098655983" text:style-name="L6">
        <text:list-header>
          <text:p text:style-name="P47"><text:soft-page-break/><text:span text:style-name="T18">9.1. </text:span><text:span text:style-name="T25">Compétences acquises, technologies utilisées, savoir-faire et savoir-être </text:span></text:p>
        </text:list-header>
      </text:list>
      <text:p text:style-name="P46"><text:span text:style-name="T25"/></text:p>
      <text:p text:style-name="P49"><text:span text:style-name="T33">Pour mener a bien ce projet, je serai amenée a utiliser les technos telles que du CSS, jQuery et PHP</text:span></text:p>
      <text:p text:style-name="P39"/>
      <text:list xml:id="list53123754534930" text:continue-numbering="true" text:style-name="L6">
        <text:list-header>
          <text:p text:style-name="P47"><text:span text:style-name="T18">9.2. </text:span><text:span text:style-name="T25">Problèmes rencontrés et solutions </text:span></text:p>
        </text:list-header>
      </text:list>
      <text:p text:style-name="P46"><text:span text:style-name="T25"/></text:p>
      <text:p text:style-name="P50"><text:span text:style-name="T33">D</text:span>étaille des problèmes rencontrés avec screenshot et solutions a la suite</text:p>
      <text:p text:style-name="P50"/>
      <text:p text:style-name="P21"><text:span text:style-name="T14">10. Un peu d’anglais </text:span></text:p>
      <text:list xml:id="list53124018964898" text:continue-list="list6174578328198927999" text:style-name="L9">
        <text:list-header>
          <text:p text:style-name="P45"><text:span text:style-name="T31">F</text:span><text:span text:style-name="T28">aire des recherches sur des sites en anglais précédemment d’un site francais 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46:58.652219295</meta:creation-date>
    <dc:date>2018-11-30T05:31:22.258460683</dc:date>
    <meta:editing-duration>PT18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54" meta:word-count="443" meta:character-count="2770" meta:non-whitespace-character-count="2380"/>
  </office:meta>
</office:document-meta>
</file>